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char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30T10:18:55.686000000</meta:creation-date>
    <dc:date>2020-11-30T10:19:23.883000000</dc:date>
    <meta:editing-duration>PT28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7.0.3.1$Windows_X86_64 LibreOffice_project/d7547858d014d4cf69878db179d326fc3483e08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fo:font-style="italic" fo:font-weight="bold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3.18cm" svg:y="0.315cm" chart:style-name="ch2">
          <text:p>Nombre de naissances et de décès en Afrique</text:p>
        </chart:title>
        <chart:subtitle svg:x="6.137cm" svg:y="1.269cm" chart:style-name="ch3">
          <text:p>pour 1000 personnes</text:p>
        </chart:subtitle>
        <chart:legend chart:legend-position="end" svg:x="10.805cm" svg:y="3.54cm" style:legend-expansion="high" chart:style-name="ch4"/>
        <chart:plot-area chart:style-name="ch5" chart:data-source-has-labels="both" svg:x="0.319cm" svg:y="2.085cm" svg:width="10.167cm" svg:height="6.73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454cm" svg:y="2.124cm" svg:width="9.032cm" svg:height="4.59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local-table.$A$2:.$A$22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local-table.$B$2:.$B$22" chart:label-cell-address="local-table.$B$1" chart:class="chart:bar">
            <chart:data-point chart:repeated="21"/>
          </chart:series>
          <chart:series chart:style-name="ch10" chart:values-cell-range-address="local-table.$C$2:.$C$22" chart:label-cell-address="local-table.$C$1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de naissances pour 1000 personnes</text:p>
              </table:table-cell>
              <table:table-cell office:value-type="string">
                <text:p>Nb de morts pour 1000 personnes</text:p>
              </table:table-cell>
            </table:table-row>
          </table:table-header-rows>
          <table:table-rows>
            <table:table-row>
              <table:table-cell office:value-type="string">
                <text:p>Gabon       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Egypte      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aroc       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otswana    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fr. du Sud </text:p>
              </table:table-cell>
              <table:table-cell office:value-type="float" office:value="34">
                <text:p>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ameroun    </text:p>
              </table:table-cell>
              <table:table-cell office:value-type="float" office:value="41">
                <text:p>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Kenya       </text:p>
              </table:table-cell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ibéria     </text:p>
              </table:table-cell>
              <table:table-cell office:value-type="float" office:value="43">
                <text:p>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énégal     </text:p>
              </table:table-cell>
              <table:table-cell office:value-type="float" office:value="43">
                <text:p>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fri. Cent. 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Burundi     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Nigéria     </text:p>
              </table:table-cell>
              <table:table-cell office:value-type="float" office:value="44">
                <text:p>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Ethiopie    </text:p>
              </table:table-cell>
              <table:table-cell office:value-type="float" office:value="45">
                <text:p>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Libya       </text:p>
              </table:table-cell>
              <table:table-cell office:value-type="float" office:value="45">
                <text:p>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Gambie      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omalie     </text:p>
              </table:table-cell>
              <table:table-cell office:value-type="float" office:value="46">
                <text:p>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anzanie    </text:p>
              </table:table-cell>
              <table:table-cell office:value-type="float" office:value="46">
                <text:p>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Zambie      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Burkina Faso</text:p>
              </table:table-cell>
              <table:table-cell office:value-type="float" office:value="47">
                <text:p>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Rwanda      </text:p>
              </table:table-cell>
              <table:table-cell office:value-type="float" office:value="49">
                <text:p>4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Uganda      </text:p>
              </table:table-cell>
              <table:table-cell office:value-type="float" office:value="49">
                <text:p>49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